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style:line-height-at-least="0.1944in"/>
      <style:text-properties style:font-name="Times" fo:font-size="18.0pt" fo:color="#000000"/>
    </style:style>
    <style:style style:name="P2" style:family="paragraph" style:parent-style-name="Standard">
      <style:paragraph-properties style:line-height-at-least="0.2222in"/>
      <style:text-properties style:font-name="Times" fo:font-size="18.0pt" fo:color="#000000"/>
    </style:style>
    <style:style style:name="P3" style:family="paragraph" style:parent-style-name="Standard">
      <style:paragraph-properties fo:margin-left="0.5000in" fo:text-indent="-0.5000in" style:line-height-at-least="0.1944in">
        <style:tab-stops>
          <style:tab-stop style:position="0.1528in"/>
          <style:tab-stop style:position="0.5000in"/>
        </style:tab-stops>
      </style:paragraph-properties>
      <style:text-properties style:font-name="Times" fo:font-size="18.0pt" fo:color="#000000"/>
    </style:style>
    <style:style style:name="P4" style:family="paragraph" style:parent-style-name="Standard">
      <style:paragraph-properties style:line-height-at-least="0.2083in"/>
      <style:text-properties style:font-name="Times" fo:font-size="18.0pt" fo:color="#000000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PADOVAN ANDREA - </text:span></text:p>
      <text:p text:style-name="P1"><text:span text:style-name="T1">LORENZO SCAGNOLARI - </text:span></text:p>
      <text:p text:style-name="P1"><text:span text:style-name="T1">LORENZO LUCCA</text:span></text:p>
      <text:p text:style-name="P1"><text:span text:style-name="T2">Sistemi e linguaggi di programmazione per l' audio e le applicazioni musicali I</text:span></text:p>
      <text:p text:style-name="P1"><text:span text:style-name="T2"/></text:p>
      <text:p text:style-name="P1"><text:span text:style-name="T2"/></text:p>
      <text:p text:style-name="P1"><text:span text:style-name="T1">Carlotta zordan e Alessandro Passarini</text:span></text:p>
      <text:p text:style-name="P2"><text:span text:style-name="T2">Sistemi e linguaggi di programmazione per l'audio e le applicazioni musicali II (30 ore)</text:span></text:p>
      <text:p text:style-name="P2"><text:span text:style-name="T2">Sistemi tecnologie applicazioni e linguaggi di programmazione per la multimedialità I (15 ore)</text:span></text:p>
      <text:p text:style-name="P2"><text:span text:style-name="T2"/></text:p>
      <text:list text:style-name="L1">
        <text:list-item>
          <text:p text:style-name="P3"><text:span text:style-name="T3">Marco Trabucco</text:span></text:p>
        </text:list-item>
        <text:list-item>
          <text:p text:style-name="P1"><text:span text:style-name="T2">Sistemi, tecnologie, applicazioni e linguaggi di programmazione per la multimedialità</text:span></text:p>
        </text:list-item>
      </text:list>
      <text:p text:style-name="P2"><text:span text:style-name="T2"/></text:p>
      <text:p text:style-name="P2"><text:span text:style-name="T2"/></text:p>
      <text:p text:style-name="P2"><text:span text:style-name="T1">Stefano giuntoli</text:span></text:p>
      <text:p text:style-name="P1"><text:span text:style-name="T2">Sistemi, tecnologie, applicazioni e linguaggi di programmazione per la multimedialità</text:span></text:p>
      <text:p text:style-name="P1"><text:span text:style-name="T2"/></text:p>
      <text:p text:style-name="P1"><text:span text:style-name="T2"/></text:p>
      <text:p text:style-name="P1"><text:span text:style-name="T1">Marco Melis</text:span></text:p>
      <text:p text:style-name="P4"><text:span text:style-name="T2">Sistemi tecnologie applicazioni e linguaggi di programmazione per la multimedialità I (15h)</text:span></text:p>
      <text:p text:style-name="P1"><text:span text:style-name="T2">Sistemi tecnologie applicazioni e linguaggi di programmazione per la multimedialità II (15h)</text:span></text:p>
      <text:p text:style-name="P1"><text:span text:style-name="T2">Sistemi e linguaggi di programmazione per l'audio e le applicazioni musicali III (30h)</text:span></text:p>
      <text:p text:style-name="P1"><text:span text:style-name="T2"/></text:p>
      <text:p text:style-name="P1"><text:span text:style-name="T2"/></text:p>
      <text:p text:style-name="P1"><text:span text:style-name="T1">Sistemi e linguaggi di programmazione per l' audio e le applicazioni musicali I</text:span></text:p>
      <text:p text:style-name="P2"><text:span text:style-name="T1">Sistemi e linguaggi di programmazione per l'audio e le applicazioni musicali II (30 ore)</text:span></text:p>
      <text:p text:style-name="P1"><text:span text:style-name="T1">Sistemi e linguaggi di programmazione per l'audio e le applicazioni musicali III (30h)</text:span></text:p>
      <text:p text:style-name="P2"><text:span text:style-name="T1">Sistemi tecnologie applicazioni e linguaggi di programmazione per la multimedialità I (15 ore)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46 ore:</text:span></text:p>
      <text:p text:style-name="P2"><text:span text:style-name="T1"/></text:p>
      <text:p text:style-name="P2"><text:span text:style-name="T1">16 ore (a settembre): </text:span><text:span text:style-name="T2">Sistemi e linguaggi di programmazione per l'audio e le applicazioni musicali II (biennio)</text:span></text:p>
      <text:p text:style-name="P2"><text:span text:style-name="T2"/></text:p>
      <text:p text:style-name="P2"><text:span text:style-name="T2">A 15 ore (a giugno): </text:span><text:span text:style-name="T1">Sistemi tecnologie applicazioni e linguaggi di programmazione per la multimedialità I</text:span></text:p>
      <text:p text:style-name="P2"><text:span text:style-name="T1"/></text:p>
      <text:p text:style-name="P2"><text:span text:style-name="T1">B 15 ore (a settembre): Sistemi tecnologie applicazioni e linguaggi di programmazione per la multimedialità II</text:span></text:p>
      <text:p text:style-name="P2"><text:span text:style-name="T1"/></text:p>
      <text:p text:style-name="P1"><text:span text:style-name="T1">A 30 ore: Sistemi e linguaggi di programmazione per l' audio e le applicazioni musicali I (30 ore)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